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ext_20_body" style:list-style-name="L1"/>
    <style:style style:name="P2" style:family="paragraph" style:parent-style-name="Standard">
      <style:paragraph-properties fo:margin-left="0cm" fo:margin-right="0cm" fo:text-indent="0cm" style:auto-text-indent="false" style:writing-mode="lr-tb"/>
      <style:text-properties fo:color="#000000" loext:opacity="100%" style:font-name="sans-serif" fo:background-color="transparent"/>
    </style:style>
    <style:style style:name="P3"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style:font-name="sans-serif" fo:background-color="transparent"/>
    </style:style>
    <style:style style:name="P4" style:family="paragraph" style:parent-style-name="Text_20_body">
      <style:paragraph-properties fo:margin-left="0cm" fo:margin-right="0cm" fo:text-indent="0cm" style:auto-text-indent="false" style:writing-mode="lr-tb"/>
      <style:text-properties fo:color="#000000" loext:opacity="100%" style:font-name="sans-serif" fo:background-color="transparent"/>
    </style:style>
    <style:style style:name="P5"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 style:family="paragraph" style:parent-style-name="Text_20_body" style:list-style-name="L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 style:family="paragraph" style:parent-style-name="Text_20_body" style:list-style-name="L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 style:family="paragraph" style:parent-style-name="Text_20_body" style:list-style-name="L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1" style:family="paragraph" style:parent-style-name="Text_20_body" style:list-style-name="L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2" style:family="paragraph" style:parent-style-name="Text_20_body" style:list-style-name="L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3" style:family="paragraph" style:parent-style-name="Text_20_body" style:list-style-name="L1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varios riesgos, incluidos los problemas de seguridad, y a desafíos empresariales y éticos más generales:</text:span></text:p>
      <text:list text:style-name="L1">
        <text:list-item>
          <text:p text:style-name="P1"><text:span text:style-name="Strong_20_Emphasis">Robo de datos: </text:span></text:p>
        </text:list-item>
        <text:list-item>
          <text:p text:style-name="P1"><text:span text:style-name="Strong_20_Emphasis">Incumplimiento de los derechos de autor: </text:span></text:p>
        </text:list-item>
        <text:list-item>
          <text:p text:style-name="P1"><text:span text:style-name="Strong_20_Emphasis">Pérdida financiera:</text:span></text:p>
        </text:list-item>
        <text:list-item>
          <text:p text:style-name="P1"><text:span text:style-name="Strong_20_Emphasis">Riesgos de cumplimiento:</text:span></text:p>
        </text:list-item>
      </text:list>
      <text:p text:style-name="Standard"/>
      <text:p text:style-name="Standard"/>
      <text:p text:style-name="P2">A continuación, respondo al formulario solicitado basándome en el análisis detallado de la idea de negocio de tu startup, ContentShield AI. He estructurado las respuestas de manera clara y completa, utilizando la información relevante para describir el modelo de negocio y la tecnología, así como el plan de escalabilidad, de forma que sea comprensible y autónoma para el usuario.</text:p>
      <text:p text:style-name="Horizontal_20_Line"/>
      <text:p text:style-name="P3">DESCRIPCIÓN DE LA IDEA DE PROYECTO</text:p>
      <text:p text:style-name="P3">1. DESCRIBE TU MODELO DE NEGOCIO</text:p>
      <text:p text:style-name="P3">Antecedentes de la idea:<text:line-break/>ContentShield AI nace en un contexto donde la inteligencia artificial (IA) está revolucionando la creación y distribución de contenido digital, pero también generando desafíos éticos y legales. Modelos de IA, como los grandes modelos de lenguaje (LLM) y generadores de imágenes, se entrenan con datos masivos extraídos de internet, frecuentemente sin el consentimiento de los creadores. Casos como la demanda de Getty Images contra generadores de imágenes de IA y los debates regulatorios en Europa y EE.UU. (por ejemplo, el EU AI Act y los informes de la Oficina de Derechos de Autor de EE.UU.) destacan la urgencia de proteger la propiedad intelectual en la era digital. ContentShield AI surge como una respuesta innovadora a esta problemática, ofreciendo una herramienta accesible para creadores y empresas.</text:p>
      <text:p text:style-name="P4">Problema al que da respuesta o solución:<text:line-break/>El problema principal es la falta de control sobre el uso no autorizado de contenido digital por parte de modelos de IA. Creadores, medios y empresas enfrentan: </text:p>
      <text:list text:style-name="L2">
        <text:list-item>
          <text:p text:style-name="P5">Extracción masiva de contenido (scraping) sin permiso. </text:p>
        </text:list-item>
        <text:list-item>
          <text:p text:style-name="P5">Reproducción o parafraseo de su trabajo sin atribución. </text:p>
        </text:list-item>
        <text:list-item>
          <text:p text:style-name="P5">Vulnerabilidad ante bots automáticos como scrapers y crawlers de IA.</text:p>
        </text:list-item>
      </text:list>
      <text:p text:style-name="P4">ContentShield AI propone una solución integral que incluye: </text:p>
      <text:list text:style-name="L3">
        <text:list-item>
          <text:p text:style-name="P6">Protección técnica: Bloqueo de crawlers en tiempo real, generación de archivos como robots.txt y llms.txt, y marcas digitales (fingerprinting) para rastrear el uso del contenido. </text:p>
        </text:list-item>
        <text:list-item>
          <text:p text:style-name="P6">Protección legal: Términos de uso personalizados, licencias "No IA" y herramientas para notificaciones de retiro (takedown notices). </text:p>
        </text:list-item>
        <text:list-item>
          <text:p text:style-name="P6">Monitoreo: Detección de uso indebido en modelos de IA y alertas automáticas.</text:p>
        </text:list-item>
      </text:list>
      <text:p text:style-name="P4">Tecnología y/o innovación:<text:line-break/>La plataforma combina tecnologías avanzadas en un servicio SaaS fácil de usar: </text:p>
      <text:list text:style-name="L4">
        <text:list-item>
          <text:p text:style-name="P7">Bloqueo técnico mediante configuraciones automáticas (robots.txt, meta tags). </text:p>
        </text:list-item>
        <text:list-item>
          <text:p text:style-name="P7"><text:soft-page-break/>Fingerprinting invisible en texto, imágenes, audio y código para rastrear uso no autorizado. </text:p>
        </text:list-item>
        <text:list-item>
          <text:p text:style-name="P7">Registro en blockchain para pruebas irrefutables de autoría. </text:p>
        </text:list-item>
        <text:list-item>
          <text:p text:style-name="P7">Una API de monitoreo que detecta similitudes con outputs de modelos de IA.<text:line-break/>La innovación radica en integrar estas soluciones en un plugin de WordPress y una API adaptable a otros CMS, haciéndola accesible a usuarios sin conocimientos técnicos avanzados.</text:p>
        </text:list-item>
      </text:list>
      <text:p text:style-name="P3">Sector:<text:line-break/>ContentShield AI se enfoca en el sector de la tecnología de protección de contenido digital, un mercado en crecimiento impulsado por la proliferación de IA y la necesidad de salvaguardar la propiedad intelectual en línea.</text:p>
      <text:p text:style-name="P4">Tamaño del mercado:<text:line-break/>El público objetivo abarca: </text:p>
      <text:list text:style-name="L5">
        <text:list-item>
          <text:p text:style-name="P8">Creadores independientes (artistas, escritores, músicos). </text:p>
        </text:list-item>
        <text:list-item>
          <text:p text:style-name="P8">Medios de comunicación y blogs. </text:p>
        </text:list-item>
        <text:list-item>
          <text:p text:style-name="P8">Instituciones educativas y universidades. </text:p>
        </text:list-item>
        <text:list-item>
          <text:p text:style-name="P8">Empresas con contenido propietario. </text:p>
        </text:list-item>
        <text:list-item>
          <text:p text:style-name="P8">Plataformas de contenido (cursos, stock, tutoriales).<text:line-break/>Con más del 40% de los sitios web globales usando WordPress, el mercado potencial incluye millones de usuarios solo en este ecosistema, además de un crecimiento proyectado en la protección de propiedad intelectual digital debido a regulaciones emergentes.</text:p>
        </text:list-item>
      </text:list>
      <text:p text:style-name="P4">Competencia:<text:line-break/>No existe una solución SaaS integral contra el uso de IA como ContentShield AI. Competidores indirectos son: </text:p>
      <text:list text:style-name="L6">
        <text:list-item>
          <text:p text:style-name="P9">Herramientas de detección de plagio (Copyscape, Grammarly). </text:p>
        </text:list-item>
        <text:list-item>
          <text:p text:style-name="P9">Soluciones de rastreo de imágenes (Digimarc, Imatag). </text:p>
        </text:list-item>
        <text:list-item>
          <text:p text:style-name="P9">Proyectos como Spawning.ai o Glaze, enfocados en artistas visuales.<text:line-break/>ContentShield AI se diferencia por su enfoque multimodal, facilidad de uso y combinación de protección técnica y legal.</text:p>
        </text:list-item>
      </text:list>
      <text:p text:style-name="P3">Grado de desarrollo de la idea:<text:line-break/>La idea está en una etapa avanzada de conceptualización, con un plan claro para desarrollar un MVP en los próximos meses. Se ha realizado un análisis exhaustivo de mercado y necesidades, y existe un roadmap definido para el lanzamiento.</text:p>
      <text:p text:style-name="P4">Estimación de la inversión y los medios necesarios:<text:line-break/>Se estima una inversión inicial de 300.000 a 750.000 euros en el primer año para: </text:p>
      <text:list text:style-name="L7">
        <text:list-item>
          <text:p text:style-name="P10">Desarrollo del plugin y la API. </text:p>
        </text:list-item>
        <text:list-item>
          <text:p text:style-name="P10">Integración de blockchain y fingerprinting. </text:p>
        </text:list-item>
        <text:list-item>
          <text:p text:style-name="P10">Marketing y captación de usuarios. </text:p>
        </text:list-item>
        <text:list-item>
          <text:p text:style-name="P10">Equipo inicial de 6-8 personas (CEO, CTO, desarrolladores, legal, ventas).<text:line-break/>Se requerirán recursos como infraestructura cloud, alianzas con CMS (WordPress, Shopify) y expertos legales en propiedad intelectual.</text:p>
        </text:list-item>
      </text:list>
      <text:p text:style-name="P4">Impacto esperado:<text:line-break/>ContentShield AI busca: </text:p>
      <text:list text:style-name="L8">
        <text:list-item>
          <text:p text:style-name="P11"><text:soft-page-break/>Proteger a millones de creadores y empresas frente al uso no autorizado por IA. </text:p>
        </text:list-item>
        <text:list-item>
          <text:p text:style-name="P11">Promover un ecosistema digital ético, alineado con ODS como trabajo decente (ODS 8), innovación responsable (ODS 9) y reducción de desigualdades (ODS 10). </text:p>
        </text:list-item>
        <text:list-item>
          <text:p text:style-name="P11">Generar ingresos recurrentes, con un ARR proyectado de más de 500.000 euros en el primer año.</text:p>
        </text:list-item>
      </text:list>
      <text:p text:style-name="Horizontal_20_Line"/>
      <text:p text:style-name="P3">2. DESCRIBE CUÁL ES LA TECNOLOGÍA Y CÓMO TIENES PENSADO QUE ESCALE</text:p>
      <text:p text:style-name="P4">Descripción de la tecnología:<text:line-break/>ContentShield AI se basa en una plataforma SaaS con múltiples capas de protección y monitoreo: </text:p>
      <text:list text:style-name="L9">
        <text:list-item>
          <text:p text:style-name="P12">Protección técnica: </text:p>
          <text:list>
            <text:list-item>
              <text:p text:style-name="P12">Generación automática de archivos robots.txt y llms.txt para bloquear bots de IA. </text:p>
            </text:list-item>
            <text:list-item>
              <text:p text:style-name="P12">Uso de meta tags y headers HTTP para reforzar estas restricciones. </text:p>
            </text:list-item>
            <text:list-item>
              <text:p text:style-name="P12">Bloqueo en tiempo real de crawlers mediante análisis de patrones (IP, user-agents).</text:p>
            </text:list-item>
          </text:list>
        </text:list-item>
        <text:list-item>
          <text:p text:style-name="P12">Fingerprinting invisible: </text:p>
          <text:list>
            <text:list-item>
              <text:p text:style-name="P12">Marcas digitales imperceptibles incrustadas en texto, imágenes, audio y código mediante esteganografía, permitiendo rastrear uso indebido.</text:p>
            </text:list-item>
          </text:list>
        </text:list-item>
        <text:list-item>
          <text:p text:style-name="P12">Registro en blockchain: </text:p>
          <text:list>
            <text:list-item>
              <text:p text:style-name="P12">Hashes criptográficos y timestamps registrados en blockchain para crear pruebas inmutables de autoría y fecha de creación.</text:p>
            </text:list-item>
          </text:list>
        </text:list-item>
        <text:list-item>
          <text:p text:style-name="P12">Monitoreo y auditoría: </text:p>
          <text:list>
            <text:list-item>
              <text:p text:style-name="P12">API que compara contenido protegido con outputs de modelos de IA, detectando similitudes. </text:p>
            </text:list-item>
            <text:list-item>
              <text:p text:style-name="P12">Alertas automáticas ante uso no autorizado.</text:p>
            </text:list-item>
          </text:list>
        </text:list-item>
        <text:list-item>
          <text:p text:style-name="P12">Interfaz de usuario: </text:p>
          <text:list>
            <text:list-item>
              <text:p text:style-name="P12">Plugin de WordPress que automatiza la protección. </text:p>
            </text:list-item>
            <text:list-item>
              <text:p text:style-name="P12">Panel web y API para otros CMS, con configuración sencilla.</text:p>
            </text:list-item>
          </text:list>
        </text:list-item>
      </text:list>
      <text:p text:style-name="P4">Plan de escalado:<text:line-break/>El crecimiento de ContentShield AI se estructura en fases estratégicas: </text:p>
      <text:list text:style-name="L10">
        <text:list-item>
          <text:p text:style-name="P13">Lanzamiento inicial (MVP): </text:p>
          <text:list>
            <text:list-item>
              <text:p text:style-name="P13">Desarrollar y lanzar un plugin de WordPress con funciones básicas (bloqueo técnico, términos de uso). </text:p>
            </text:list-item>
            <text:list-item>
              <text:p text:style-name="P13">Publicarlo en WordPress.org para atraer usuarios gratuitos y ganar visibilidad.</text:p>
            </text:list-item>
          </text:list>
        </text:list-item>
        <text:list-item>
          <text:p text:style-name="P13">Expansión de funcionalidades: </text:p>
          <text:list>
            <text:list-item>
              <text:p text:style-name="P13">Integrar fingerprinting y blockchain progresivamente. </text:p>
            </text:list-item>
            <text:list-item>
              <text:p text:style-name="P13">Desarrollar la API de monitoreo para detectar uso en modelos de IA.</text:p>
            </text:list-item>
          </text:list>
        </text:list-item>
        <text:list-item>
          <text:p text:style-name="P13">Modelo freemium: </text:p>
          <text:list>
            <text:list-item>
              <text:p text:style-name="P13">Versión gratuita con funciones básicas para captar usuarios. </text:p>
            </text:list-item>
            <text:list-item>
              <text:p text:style-name="P13">Versión premium con fingerprinting, blockchain y soporte avanzado, bajo suscripción anual.</text:p>
            </text:list-item>
          </text:list>
        </text:list-item>
        <text:list-item>
          <text:p text:style-name="P13">Integraciones y partnerships: </text:p>
          <text:list>
            <text:list-item>
              <text:p text:style-name="P13"><text:soft-page-break/>Alianzas con CMS como Webflow, Shopify y Drupal para integraciones nativas. </text:p>
            </text:list-item>
            <text:list-item>
              <text:p text:style-name="P13">Colaboraciones con plataformas como Substack o Patreon para proteger a sus creadores.</text:p>
            </text:list-item>
          </text:list>
        </text:list-item>
        <text:list-item>
          <text:p text:style-name="P13">Escalado internacional: </text:p>
          <text:list>
            <text:list-item>
              <text:p text:style-name="P13">Adaptar la plataforma a múltiples idiomas y regulaciones locales. </text:p>
            </text:list-item>
            <text:list-item>
              <text:p text:style-name="P13">Expandir marketing a mercados clave (EE.UU., Europa, Asia).</text:p>
            </text:list-item>
          </text:list>
        </text:list-item>
        <text:list-item>
          <text:p text:style-name="P13">Enterprise y personalización: </text:p>
          <text:list>
            <text:list-item>
              <text:p text:style-name="P13">Ofrecer soluciones a medida para sectores críticos (defensa, pharma, gobierno). </text:p>
            </text:list-item>
            <text:list-item>
              <text:p text:style-name="P13">Servicios de consultoría legal y técnica para grandes clientes.</text:p>
            </text:list-item>
          </text:list>
        </text:list-item>
        <text:list-item>
          <text:p text:style-name="P13">Comunidad y open-source: </text:p>
          <text:list>
            <text:list-item>
              <text:p text:style-name="P13">Fomentar una comunidad de desarrolladores que contribuya al plugin, mejorándolo y adaptándolo. </text:p>
            </text:list-item>
            <text:list-item>
              <text:p text:style-name="P13">Usar retroalimentación para priorizar nuevas funciones.</text:p>
            </text:list-item>
          </text:list>
        </text:list-item>
      </text:list>
      <text:p text:style-name="P3">Este enfoque permite un crecimiento sostenible, empezando por el ecosistema de WordPress y expandiéndose a otros mercados, respondiendo a la demanda creciente de protección de contenido en la era de la IA.</text:p>
      <text:p text:style-name="Horizontal_20_Line"/>
      <text:p text:style-name="P3">Espero que estas respuestas cumplan con tus expectativas para el formulario. Si necesitas ajustes o más detalles, no dudes en pedírmelo. ¡Éxito con ContentShield AI!</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4T11:34:57.578000000</meta:creation-date>
    <meta:editing-duration>PT4H7M53S</meta:editing-duration>
    <meta:editing-cycles>3</meta:editing-cycles>
    <meta:generator>LibreOffice/24.8.7.2$Windows_X86_64 LibreOffice_project/e07d0a63a46349d29051da79b1fde8160bab2a89</meta:generator>
    <dc:date>2025-06-15T18:29:46.605000000</dc:date>
    <meta:document-statistic meta:table-count="0" meta:image-count="0" meta:object-count="0" meta:page-count="4" meta:paragraph-count="83" meta:word-count="1206" meta:character-count="7962" meta:non-whitespace-character-count="6851"/>
  </office:meta>
</office:document-meta>
</file>